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D0000004EEF07C4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paragraph">
      <style:paragraph-properties fo:margin-top="0cm" fo:margin-bottom="0cm" style:contextual-spacing="false" style:vertical-align="baseline"/>
      <style:text-properties style:font-name="Segoe UI" fo:font-size="9pt" style:font-size-asian="9pt" style:font-name-complex="Segoe UI1" style:font-size-complex="9pt"/>
    </style:style>
    <style:style style:name="P2" style:family="paragraph" style:parent-style-name="Frame_20_contents">
      <style:paragraph-properties fo:margin-top="0cm" fo:margin-bottom="0cm" style:contextual-spacing="false" fo:line-height="100%" fo:text-align="center" style:justify-single-word="false"/>
    </style:style>
    <style:style style:name="P3" style:family="paragraph" style:parent-style-name="Frame_20_contents">
      <style:paragraph-properties fo:margin-top="0cm" fo:margin-bottom="0.282cm" style:contextual-spacing="false"/>
    </style:style>
    <style:style style:name="P4" style:family="paragraph" style:parent-style-name="Standard">
      <style:text-properties fo:font-variant="small-caps" fo:font-size="26pt" fo:font-style="italic" fo:font-weight="bold" style:font-size-asian="26pt" style:font-style-asian="italic" style:font-weight-asian="bold"/>
    </style:style>
    <style:style style:name="P5" style:family="paragraph" style:parent-style-name="Standard">
      <style:paragraph-properties fo:margin-top="0cm" fo:margin-bottom="0.071cm" style:contextual-spacing="false"/>
      <style:text-properties fo:font-weight="bold" style:font-weight-asian="bold"/>
    </style:style>
    <style:style style:name="P6" style:family="paragraph" style:parent-style-name="Standard">
      <style:paragraph-properties fo:margin-top="0cm" fo:margin-bottom="0.071cm" style:contextual-spacing="false"/>
    </style:style>
    <style:style style:name="P7" style:family="paragraph" style:parent-style-name="Standard">
      <style:paragraph-properties fo:margin-top="0cm" fo:margin-bottom="0.071cm" style:contextual-spacing="false"/>
      <style:text-properties officeooo:paragraph-rsid="00018388"/>
    </style:style>
    <style:style style:name="P8" style:family="paragraph" style:parent-style-name="Standard">
      <style:paragraph-properties fo:margin-top="0cm" fo:margin-bottom="0.071cm" style:contextual-spacing="false"/>
      <style:text-properties style:font-name="MS Gothic" fo:font-weight="bold" style:font-name-asian="MS Gothic1" style:font-weight-asian="bold"/>
    </style:style>
    <style:style style:name="P9" style:family="paragraph" style:parent-style-name="Standard">
      <style:text-properties style:font-name="MS Gothic" fo:font-size="14pt" style:font-name-asian="MS Gothic1" style:font-size-asian="14pt"/>
    </style:style>
    <style:style style:name="P10" style:family="paragraph" style:parent-style-name="Standard">
      <style:paragraph-properties fo:margin-top="0cm" fo:margin-bottom="0.071cm" style:contextual-spacing="false"/>
      <style:text-properties style:font-name="MS Gothic" fo:font-size="14pt" fo:font-weight="normal" style:font-name-asian="MS Gothic1" style:font-size-asian="14pt" style:font-weight-asian="normal" style:font-weight-complex="normal"/>
    </style:style>
    <style:style style:name="P11" style:family="paragraph" style:parent-style-name="Standard">
      <style:paragraph-properties fo:margin-left="2.54cm" fo:text-align="justify" style:justify-single-word="false" fo:text-indent="-1.27cm" style:auto-text-indent="false"/>
    </style:style>
    <style:style style:name="P12" style:family="paragraph" style:parent-style-name="Standard">
      <style:paragraph-properties fo:margin-left="3cm" fo:margin-top="0cm" fo:margin-bottom="0.282cm" style:contextual-spacing="false" fo:text-align="justify" style:justify-single-word="false" fo:text-indent="-0.499cm" style:auto-text-indent="false"/>
    </style:style>
    <style:style style:name="P13" style:family="paragraph" style:parent-style-name="Standard">
      <style:paragraph-properties fo:margin-left="2.54cm" fo:text-align="justify" style:justify-single-word="false" fo:text-indent="-1.27cm" style:auto-text-indent="false"/>
      <style:text-properties style:font-name="Arial" style:font-name-asian="MS Gothic1" style:font-name-complex="Arial1"/>
    </style:style>
    <style:style style:name="P14" style:family="paragraph" style:parent-style-name="Standard">
      <style:paragraph-properties fo:margin-top="0cm" fo:margin-bottom="0.071cm" style:contextual-spacing="false"/>
      <style:text-properties officeooo:paragraph-rsid="0002d1f4"/>
    </style:style>
    <style:style style:name="P15" style:family="paragraph" style:parent-style-name="Standard">
      <style:text-properties officeooo:paragraph-rsid="0002d1f4"/>
    </style:style>
    <style:style style:name="P16" style:family="paragraph" style:parent-style-name="Standard">
      <style:paragraph-properties fo:margin-top="0cm" fo:margin-bottom="0.071cm" style:contextual-spacing="false"/>
      <style:text-properties officeooo:paragraph-rsid="0004d844"/>
    </style:style>
    <style:style style:name="P17" style:family="paragraph" style:parent-style-name="Standard">
      <style:paragraph-properties fo:margin-top="0cm" fo:margin-bottom="0.071cm" style:contextual-spacing="false"/>
      <style:text-properties fo:color="#000000" loext:opacity="100%" style:font-name="MS Gothic" fo:font-weight="normal" style:font-name-asian="MS Gothic1" style:font-weight-asian="normal" style:font-weight-complex="normal"/>
    </style:style>
    <style:style style:name="P18" style:family="paragraph" style:parent-style-name="Standard">
      <style:paragraph-properties fo:margin-top="0cm" fo:margin-bottom="0.071cm" style:contextual-spacing="false"/>
      <style:text-properties officeooo:paragraph-rsid="00076301"/>
    </style:style>
    <style:style style:name="P19" style:family="paragraph" style:parent-style-name="Standard">
      <style:text-properties officeooo:paragraph-rsid="00076301"/>
    </style:style>
    <style:style style:name="P20" style:family="paragraph" style:parent-style-name="Standard">
      <style:text-properties fo:font-weight="normal" style:font-weight-asian="normal" style:font-weight-complex="normal"/>
    </style:style>
    <style:style style:name="P21" style:family="paragraph">
      <loext:graphic-properties draw:fill="solid" draw:fill-color="#bfbfbf"/>
      <style:paragraph-properties fo:text-align="start"/>
      <style:text-properties fo:color="#000000" loext:opacity="100%" fo:font-size="18pt"/>
    </style:style>
    <style:style style:name="P22" style:family="paragraph">
      <loext:graphic-properties draw:fill="solid" draw:fill-color="#90292a"/>
      <style:paragraph-properties fo:text-align="start"/>
      <style:text-properties fo:color="#000000" loext:opacity="100%" fo:font-size="18pt"/>
    </style:style>
    <style:style style:name="T1" style:family="text">
      <style:text-properties fo:font-variant="small-caps" fo:color="#ffffff" loext:opacity="100%" fo:font-size="16pt" fo:font-weight="bold" style:font-size-asian="16pt" style:font-weight-asian="bold" style:font-name-complex="Calibri1" style:font-size-complex="16pt">
        <loext:char-complex-color loext:theme-type="light1" loext:color-type="theme"/>
      </style:text-properties>
    </style:style>
    <style:style style:name="T2" style:family="text">
      <style:text-properties fo:font-variant="small-caps" fo:font-size="14pt" fo:font-weight="bold" style:font-size-asian="14pt" style:font-weight-asian="bold" style:font-name-complex="Calibri1"/>
    </style:style>
    <style:style style:name="T3" style:family="text">
      <style:text-properties fo:font-variant="small-caps" fo:color="#d9d9d9" loext:opacity="100%" fo:font-size="14pt" fo:font-weight="bold" style:font-size-asian="14pt" style:font-weight-asian="bold" style:font-name-complex="Calibri1">
        <loext:char-complex-color loext:theme-type="light1" loext:color-type="theme">
          <loext:transformation loext:type="shade" loext:value="1490"/>
        </loext:char-complex-color>
      </style:text-properties>
    </style:style>
    <style:style style:name="T4" style:family="text">
      <style:text-properties fo:font-variant="small-caps" fo:font-size="26pt" fo:font-style="italic" fo:font-weight="bold" style:font-size-asian="26pt" style:font-style-asian="italic" style:font-weight-asian="bold"/>
    </style:style>
    <style:style style:name="T5" style:family="text">
      <style:text-properties fo:font-variant="small-caps" fo:color="#000000" loext:opacity="100%" fo:font-size="14pt" fo:font-weight="bold" style:font-size-asian="14pt" style:font-weight-asian="bold" style:font-name-complex="Calibri1"/>
    </style:style>
    <style:style style:name="T6" style:family="text">
      <style:text-properties fo:font-variant="small-caps" fo:color="#000000" loext:opacity="100%" fo:font-size="14pt" fo:font-weight="bold" officeooo:rsid="0004d844" style:font-size-asian="14pt" style:font-weight-asian="bold" style:font-name-complex="Calibri1"/>
    </style:style>
    <style:style style:name="T7" style:family="text">
      <style:text-properties fo:font-variant="small-caps" fo:color="#000000" loext:opacity="100%" fo:font-weight="bold" style:font-weight-asian="bold" style:font-name-complex="Calibri1"/>
    </style:style>
    <style:style style:name="T8" style:family="text">
      <style:text-properties fo:font-variant="small-caps" fo:color="#000000" loext:opacity="100%" style:font-name="Arial" fo:font-size="14pt" fo:font-weight="bold" style:font-size-asian="14pt" style:font-weight-asian="bold" style:font-name-complex="Arial1"/>
    </style:style>
    <style:style style:name="T9" style:family="text">
      <style:text-properties fo:font-variant="small-caps" fo:color="#000000" loext:opacity="100%" fo:language="en" fo:country="US"/>
    </style:style>
    <style:style style:name="T10" style:family="text">
      <style:text-properties fo:font-variant="small-caps" fo:color="#000000" loext:opacity="100%" fo:language="en" fo:country="US" fo:font-weight="bold" style:font-weight-asian="bold"/>
    </style:style>
    <style:style style:name="T11" style:family="text">
      <style:text-properties fo:font-variant="small-caps" fo:color="#000000" loext:opacity="100%" fo:language="en" fo:country="US" fo:font-weight="bold" style:font-weight-asian="bold" style:font-weight-complex="bold"/>
    </style:style>
    <style:style style:name="T12" style:family="text">
      <style:text-properties fo:font-variant="small-caps" fo:color="#000000" loext:opacity="100%" fo:language="en" fo:country="US" fo:font-weight="normal" style:font-weight-asian="normal" style:font-weight-complex="normal"/>
    </style:style>
    <style:style style:name="T13" style:family="text">
      <style:text-properties fo:font-variant="small-caps" style:font-name="Arial" fo:font-size="14pt" fo:font-weight="bold" style:font-size-asian="14pt" style:font-weight-asian="bold" style:font-name-complex="Arial1"/>
    </style:style>
    <style:style style:name="T14" style:family="text">
      <style:text-properties fo:font-variant="small-caps" fo:language="en" fo:country="US" fo:font-weight="bold" style:font-weight-asian="bold"/>
    </style:style>
    <style:style style:name="T15" style:family="text">
      <style:text-properties fo:font-variant="small-caps" fo:language="en" fo:country="US" fo:font-weight="normal" style:font-weight-asian="normal" style:font-weight-complex="normal"/>
    </style:style>
    <style:style style:name="T16" style:family="text">
      <style:text-properties style:font-name="Segoe UI" fo:font-size="9pt" style:font-size-asian="9pt" style:font-name-complex="Segoe UI1" style:font-size-complex="9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00af80" style:font-weight-asian="bold" style:font-weight-complex="bold"/>
    </style:style>
    <style:style style:name="T20" style:family="text">
      <style:text-properties fo:font-weight="bold" officeooo:rsid="0004d844" style:font-weight-asian="bold"/>
    </style:style>
    <style:style style:name="T21" style:family="text">
      <style:text-properties fo:font-weight="bold" officeooo:rsid="0005862b" style:font-weight-asian="bold"/>
    </style:style>
    <style:style style:name="T22" style:family="text">
      <style:text-properties fo:language="en" fo:country="GB"/>
    </style:style>
    <style:style style:name="T23" style:family="text">
      <style:text-properties fo:font-size="9pt" fo:language="en" fo:country="GB" style:font-size-asian="9pt"/>
    </style:style>
    <style:style style:name="T24" style:family="text">
      <style:text-properties fo:color="#000000" loext:opacity="100%"/>
    </style:style>
    <style:style style:name="T25" style:family="text">
      <style:text-properties fo:color="#000000" loext:opacity="100%" fo:font-weight="normal" style:font-weight-asian="normal" style:font-weight-complex="normal"/>
    </style:style>
    <style:style style:name="T26" style:family="text">
      <style:text-properties fo:color="#000000" loext:opacity="100%" fo:font-weight="normal" officeooo:rsid="0000af80" style:font-weight-asian="normal" style:font-weight-complex="normal"/>
    </style:style>
    <style:style style:name="T27" style:family="text">
      <style:text-properties fo:color="#000000" loext:opacity="100%" fo:font-weight="normal" officeooo:rsid="00018388" style:font-weight-asian="normal" style:font-weight-complex="normal"/>
    </style:style>
    <style:style style:name="T28" style:family="text">
      <style:text-properties fo:color="#000000" loext:opacity="100%" fo:font-weight="normal" officeooo:rsid="0005862b" style:font-weight-asian="normal" style:font-weight-complex="normal"/>
    </style:style>
    <style:style style:name="T29" style:family="text">
      <style:text-properties fo:color="#000000" loext:opacity="100%" fo:font-weight="normal" officeooo:rsid="0004d844" style:font-weight-asian="normal" style:font-weight-complex="normal"/>
    </style:style>
    <style:style style:name="T30" style:family="text">
      <style:text-properties fo:color="#000000" loext:opacity="100%" fo:font-weight="normal" officeooo:rsid="00076301" style:font-weight-asian="normal" style:font-weight-complex="normal"/>
    </style:style>
    <style:style style:name="T31" style:family="text">
      <style:text-properties fo:color="#000000" loext:opacity="100%" fo:font-weight="normal" officeooo:rsid="0008a478" style:font-weight-asian="normal" style:font-weight-complex="normal"/>
    </style:style>
    <style:style style:name="T32" style:family="text">
      <style:text-properties fo:color="#000000" loext:opacity="100%" fo:font-weight="bold" style:font-weight-asian="bold"/>
    </style:style>
    <style:style style:name="T33" style:family="text">
      <style:text-properties fo:color="#000000" loext:opacity="100%" fo:font-weight="bold" officeooo:rsid="0000af80" style:font-weight-asian="bold"/>
    </style:style>
    <style:style style:name="T34" style:family="text">
      <style:text-properties fo:color="#000000" loext:opacity="100%" fo:font-weight="bold" officeooo:rsid="00018388" style:font-weight-asian="bold"/>
    </style:style>
    <style:style style:name="T35" style:family="text">
      <style:text-properties fo:color="#000000" loext:opacity="100%" fo:font-weight="bold" style:font-weight-asian="bold" style:font-weight-complex="bold"/>
    </style:style>
    <style:style style:name="T36" style:family="text">
      <style:text-properties fo:color="#000000" loext:opacity="100%" fo:font-weight="bold" officeooo:rsid="0000af80" style:font-weight-asian="bold" style:font-weight-complex="bold"/>
    </style:style>
    <style:style style:name="T37" style:family="text">
      <style:text-properties fo:color="#000000" loext:opacity="100%" fo:font-weight="bold" officeooo:rsid="00018388" style:font-weight-asian="bold" style:font-weight-complex="bold"/>
    </style:style>
    <style:style style:name="T38" style:family="text">
      <style:text-properties fo:color="#000000" loext:opacity="100%" fo:font-weight="bold" officeooo:rsid="0005862b" style:font-weight-asian="bold" style:font-weight-complex="bold"/>
    </style:style>
    <style:style style:name="T39" style:family="text">
      <style:text-properties fo:color="#000000" loext:opacity="100%" fo:font-weight="bold" officeooo:rsid="0004d844" style:font-weight-asian="bold" style:font-weight-complex="bold"/>
    </style:style>
    <style:style style:name="T40" style:family="text">
      <style:text-properties fo:color="#000000" loext:opacity="100%" fo:font-weight="bold" officeooo:rsid="00076301" style:font-weight-asian="bold" style:font-weight-complex="bold"/>
    </style:style>
    <style:style style:name="T41" style:family="text">
      <style:text-properties fo:color="#000000" loext:opacity="100%" fo:font-weight="bold" officeooo:rsid="0000af80" style:font-weight-asian="bold" style:font-weight-complex="normal"/>
    </style:style>
    <style:style style:name="T42" style:family="text">
      <style:text-properties fo:color="#000000" loext:opacity="100%" fo:font-weight="bold" officeooo:rsid="0004d844" style:font-weight-asian="bold"/>
    </style:style>
    <style:style style:name="T43" style:family="text">
      <style:text-properties fo:color="#000000" loext:opacity="100%" fo:font-weight="bold" officeooo:rsid="0005862b" style:font-weight-asian="bold"/>
    </style:style>
    <style:style style:name="T44" style:family="text">
      <style:text-properties fo:color="#000000" loext:opacity="100%" fo:font-weight="bold" officeooo:rsid="00076301" style:font-weight-asian="bold"/>
    </style:style>
    <style:style style:name="T45" style:family="text">
      <style:text-properties fo:color="#000000" loext:opacity="100%" officeooo:rsid="0004d844"/>
    </style:style>
    <style:style style:name="T46" style:family="text">
      <style:text-properties fo:color="#000000" loext:opacity="100%" officeooo:rsid="0005862b"/>
    </style:style>
    <style:style style:name="T47" style:family="text">
      <style:text-properties fo:color="#000000" loext:opacity="100%" officeooo:rsid="00076301"/>
    </style:style>
    <style:style style:name="T48" style:family="text">
      <style:text-properties style:font-name="MS Gothic" fo:font-weight="bold" style:font-name-asian="MS Gothic1" style:font-weight-asian="bold"/>
    </style:style>
    <style:style style:name="T49" style:family="text">
      <style:text-properties style:font-name="MS Gothic" style:font-name-asian="MS Gothic1"/>
    </style:style>
    <style:style style:name="T50" style:family="text">
      <style:text-properties style:font-name="MS Gothic" style:font-name-asian="MS Gothic1" style:font-name-complex="Arial1"/>
    </style:style>
    <style:style style:name="T51" style:family="text">
      <style:text-properties style:font-name="MS Gothic" fo:font-size="14pt" style:font-name-asian="MS Gothic1" style:font-size-asian="14pt"/>
    </style:style>
    <style:style style:name="T52" style:family="text">
      <style:text-properties style:font-name="Arial" style:font-name-asian="MS Gothic1" style:font-name-complex="Arial1"/>
    </style:style>
    <style:style style:name="T53" style:family="text">
      <style:text-properties fo:font-weight="normal" style:font-weight-asian="normal" style:font-weight-complex="normal"/>
    </style:style>
    <style:style style:name="T54" style:family="text">
      <style:text-properties officeooo:rsid="0004d84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draw:fill="solid" draw:fill-color="#bfbfbf" draw:textarea-vertical-align="top" draw:auto-grow-height="false" fo:min-height="0.764cm" fo:min-width="14.945cm" fo:padding-top="0.127cm" fo:padding-bottom="0.127cm" fo:padding-left="0.254cm" fo:padding-right="0.254cm" fo:wrap-option="wrap" loext:decorative="false" fo:margin-left="-0.014cm" fo:margin-right="0.356cm" fo:margin-top="0.111cm" fo:margin-bottom="0.155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loext:fill-complex-color loext:theme-type="light1" loext:color-type="theme">
          <loext:transformation loext:type="lummod" loext:value="7500"/>
        </loext:fill-complex-color>
      </style:graphic-properties>
    </style:style>
    <style:style style:name="gr2" style:family="graphic" style:parent-style-name="Frame">
      <style:graphic-properties draw:stroke="solid" svg:stroke-width="0.026cm" svg:stroke-color="#000000" draw:stroke-linejoin="miter" draw:fill="solid" draw:fill-color="#bfbfbf" draw:textarea-vertical-align="top" draw:auto-grow-height="false" fo:min-height="0.764cm" fo:min-width="14.945cm" fo:padding-top="0.127cm" fo:padding-bottom="0.127cm" fo:padding-left="0.254cm" fo:padding-right="0.254cm" fo:wrap-option="wrap" loext:decorative="false" fo:margin-left="0.303cm" fo:margin-right="0.356cm" fo:margin-top="0.111cm" fo:margin-bottom="0.155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fill-complex-color loext:theme-type="light1" loext:color-type="theme">
          <loext:transformation loext:type="lummod" loext:value="7500"/>
        </loext:fill-complex-color>
      </style:graphic-properties>
    </style:style>
    <style:style style:name="gr3" style:family="graphic" style:parent-style-name="Frame">
      <style:graphic-properties draw:stroke="solid" svg:stroke-width="0.026cm" svg:stroke-color="#000000" draw:stroke-linejoin="miter" draw:fill="solid" draw:fill-color="#bfbfbf" draw:textarea-vertical-align="top" draw:auto-grow-height="false" fo:min-height="0.764cm" fo:min-width="14.945cm" fo:padding-top="0.127cm" fo:padding-bottom="0.127cm" fo:padding-left="0.254cm" fo:padding-right="0.254cm" fo:wrap-option="wrap" loext:decorative="false" fo:margin-left="-0.014cm" fo:margin-right="0.356cm" fo:margin-top="0.109cm" fo:margin-bottom="0.155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loext:fill-complex-color loext:theme-type="light1" loext:color-type="theme">
          <loext:transformation loext:type="lummod" loext:value="7500"/>
        </loext:fill-complex-color>
      </style:graphic-properties>
    </style:style>
    <style:style style:name="gr4" style:family="graphic" style:parent-style-name="Frame">
      <style:graphic-properties draw:stroke="solid" svg:stroke-width="0.026cm" svg:stroke-color="#000000" draw:stroke-linejoin="miter" draw:fill="solid" draw:fill-color="#90292a" draw:textarea-vertical-align="top" draw:auto-grow-height="false" fo:min-height="1.589cm" fo:min-width="15.009cm" fo:padding-top="0.127cm" fo:padding-bottom="0.127cm" fo:padding-left="0.254cm" fo:padding-right="0.254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1" loext:marker-style-name="T16"><draw:custom-shape text:anchor-type="char" draw:z-index="3" draw:name="Cuadro de texto 2" draw:style-name="gr4" draw:text-style-name="P22" svg:width="15.516cm" svg:height="1.842cm" svg:x="-0.021cm" svg:y="-0.215cm"><text:p text:style-name="P2" loext:marker-style-name="T1"><text:span text:style-name="T1">Experts proposal for the external review of the doctoral thesis and supervisors authoritz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4"><draw:custom-shape text:anchor-type="char" draw:z-index="4" draw:name="Cuadro de texto 2" draw:style-name="gr1" draw:text-style-name="P21" svg:width="15.452cm" svg:height="1.017cm" svg:x="-0.014cm" svg:y="1.328cm"><text:p text:style-name="P3" loext:marker-style-name="T3"><text:span text:style-name="T5">details of the doctoral thesi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loext:marker-style-name="T17"/>
        <text:p text:style-name="P6" loext:marker-style-name="T17"><text:span text:style-name="T18">PhD candidate:<text:tab/><text:tab/></text:span><loext:content-control loext:id="909111854"><text:span text:style-name="T19">Henning (Enric) Garcia Torrents</text:span></loext:content-control></text:p>
        <text:p text:style-name="P16" loext:marker-style-name="T17"><text:span text:style-name="T17">Title of the thesis:<text:tab/></text:span><loext:content-control loext:tag="Títol de la tesi" loext:id="-1215190400"><text:span text:style-name="Placeholder_20_Text"><text:span text:style-name="T17"> <text:s text:c="12"/></text:span></text:span></loext:content-control><text:span text:style-name="Placeholder_20_Text"><text:span text:style-name="T35">From Compliance to Collaboration: Structural Violence, Psychiatric Medication, and the Ethics of Decision-Making</text:span></text:span><text:span text:style-name="T35"/></text:p>
        <text:p text:style-name="P5" loext:marker-style-name="T17"/>
        <text:p text:style-name="P6"><text:span text:style-name="T35">Supervisor:<text:tab/><text:tab/></text:span><loext:content-control loext:plain-text="true" loext:id="-1359501575"><text:span text:style-name="Placeholder_20_Text"><text:span text:style-name="T36">Professor Dr. Àngel Martínez-Hernáez</text:span></text:span></loext:content-control></text:p>
        <text:p text:style-name="P6"><text:span text:style-name="T32">Supervisor:<text:tab/><text:tab/></text:span><loext:content-control loext:plain-text="true" loext:id="-210340299"><text:span text:style-name="Placeholder_20_Text"><text:span text:style-name="T41">Professor Dr. Martín-Correa Urquiza</text:span></text:span><text:span text:style-name="Placeholder_20_Text"><text:span text:style-name="T33"/></text:span></loext:content-control></text:p>
        <text:p text:style-name="P6" loext:marker-style-name="T17"><text:span text:style-name="Placeholder_20_Text"><text:span text:style-name="T17"/></text:span></text:p>
        <text:p text:style-name="P6"><text:span text:style-name="T18">Tutor:<text:tab/><text:tab/><text:tab/></text:span><loext:content-control loext:plain-text="true" loext:id="863557851"><text:span text:style-name="Placeholder_20_Text"><text:span text:style-name="T36">Professor Dr. Maria Aranzazu Capdevila Gómez</text:span></text:span></loext:content-control></text:p>
        <text:p text:style-name="P6" loext:marker-style-name="T17"><text:span text:style-name="Placeholder_20_Text"><text:span text:style-name="T33"/></text:span></text:p>
        <text:p text:style-name="P6" loext:marker-style-name="T17"><text:span text:style-name="T17">If you apply for the international distinction, for each research stay inform about</text:span><text:span text:style-name="T17"><text:note text:id="ftn1" text:note-class="footnote"><text:note-citation>1</text:note-citation><text:note-body><text:section text:style-name="Sect2" text:name="TextSection" text:protected="true"><text:section text:style-name="Sect2" text:name="Section1" text:protected="true"><text:p text:style-name="Footnote" loext:marker-style-name="T22"><text:span text:style-name="T22"><text:s/></text:span><text:span text:style-name="T23">If you apply for the International distinction, the hosting person for your research stay cannot be one of the external experts who reviews your thesis. Besides, both experts must be members of foreign institutions, and their reports are valid for both the previous external review of the thesis and the International distinction. In all cases, experts can be members of the thesis examination panel, keeping in mind the panel composition requirements about Gender Equality and majority of external members.</text:span></text:p></text:section><text:p text:style-name="Footnote"/></text:section></text:note-body></text:note></text:span><text:span text:style-name="T17">:</text:span></text:p>
        <text:p text:style-name="P6" loext:marker-style-name="T17"><text:span text:style-name="T17">Host person for stay 1:<text:tab/></text:span><loext:content-control loext:id="-1493332350"><text:span text:style-name="T26">Professor Dr. María Ulfa</text:span><text:span text:style-name="T33"><text:line-break/>Institution 1: </text:span><text:span text:style-name="T26">Muhammadiyah University of Yogyakarta</text:span></loext:content-control><text:span text:style-name="T25"><text:tab/>, </text:span><text:span text:style-name="T27">Indonesia</text:span><text:span text:style-name="T17"><text:tab/> </text:span><loext:content-control loext:showing-place-holder="true" loext:id="2134596828"/></text:p>
        <text:p text:style-name="P7" loext:marker-style-name="T17"><text:span text:style-name="Placeholder_20_Text"><text:span text:style-name="T32">Host person for stay </text:span></text:span><text:span text:style-name="Placeholder_20_Text"><text:span text:style-name="T34">2</text:span></text:span><text:span text:style-name="Placeholder_20_Text"><text:span text:style-name="T32">:<text:tab/></text:span></text:span><loext:content-control loext:id="-1493332350"><text:span text:style-name="Placeholder_20_Text"><text:span text:style-name="T26">Dr. </text:span></text:span><text:span text:style-name="Placeholder_20_Text"><text:span text:style-name="T27">Tommasso B</text:span></text:span><text:span text:style-name="Placeholder_20_Text"><text:span text:style-name="T26">onavigo</text:span></text:span><text:span text:style-name="Placeholder_20_Text"><text:span text:style-name="T36"><text:line-break/>Institution </text:span></text:span><text:span text:style-name="Placeholder_20_Text"><text:span text:style-name="T37">2</text:span></text:span><text:span text:style-name="Placeholder_20_Text"><text:span text:style-name="T36">: </text:span></text:span></loext:content-control><text:span text:style-name="Placeholder_20_Text"><text:span text:style-name="T25">Azienda sanitaria universitaria Giuliano Isontina (ASU GI</text:span></text:span><text:span text:style-name="Placeholder_20_Text"><text:span text:style-name="T27">), Italty</text:span></text:span></text:p>
        <text:p text:style-name="P6" loext:marker-style-name="T17"><draw:custom-shape text:anchor-type="char" draw:z-index="5" draw:name="Cuadro de texto 5" draw:style-name="gr3" draw:text-style-name="P21" svg:width="15.452cm" svg:height="1.017cm" svg:x="-0.014cm" svg:y="1.251cm"><text:p text:style-name="P3" loext:marker-style-name="T2"><text:span text:style-name="T5">details of expert </text:span><text:span text:style-name="T7">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Placeholder_20_Text"><text:span text:style-name="T17"/></text:span></text:p>
        <text:p text:style-name="P8" loext:marker-style-name="T48"/>
        <text:p text:style-name="P6"><text:span text:style-name="T25">Full name:<text:tab/><text:tab/></text:span><loext:content-control loext:id="-558249491"><text:span text:style-name="Placeholder_20_Text"><text:span text:style-name="T28">Antonio Lucidi</text:span></text:span><text:span text:style-name="T25"/></loext:content-control></text:p>
        <text:p text:style-name="P16"><text:span text:style-name="T25">ID / Passport:<text:tab/><text:tab/></text:span><loext:content-control loext:showing-place-holder="true" loext:id="-1734772128"><text:span text:style-name="Placeholder_20_Text"><text:span text:style-name="T29">Not available</text:span></text:span><text:span text:style-name="Placeholder_20_Text"><text:span text:style-name="T25"/></text:span><text:span text:style-name="T25"/></loext:content-control><text:span text:style-name="T25"><text:tab/><text:tab/>Language:<text:tab/></text:span><loext:content-control loext:dropdown="true" loext:id="267136792"><loext:list-item loext:value="Elija un elemento."/><loext:list-item loext:display-text="Català" loext:value="Català"/><loext:list-item loext:display-text="Castellà" loext:value="Castellà"/><loext:list-item loext:display-text="Anglès" loext:value="Anglès"/><text:span text:style-name="Placeholder_20_Text"><text:span text:style-name="T29">Anglès</text:span></text:span><text:span text:style-name="T25"/></loext:content-control></text:p>
        <text:p text:style-name="P6"><text:span text:style-name="T25">ORCID:<text:tab/><text:tab/><text:tab/></text:span><loext:content-control loext:showing-place-holder="true" loext:id="-1823349438"><text:span text:style-name="Placeholder_20_Text"><text:span text:style-name="T25">https://orcid.org/0000-0002-9630-5989</text:span></text:span><text:span text:style-name="T25"/></loext:content-control></text:p>
        <text:p text:style-name="P16"><text:soft-page-break/><loext:content-control loext:showing-place-holder="true" loext:id="-1800368220"><text:span text:style-name="Placeholder_20_Text"><text:span text:style-name="T25">Electronic mail:<text:tab/><text:tab/></text:span></text:span><loext:content-control loext:showing-place-holder="true" loext:id="349993752"><text:span text:style-name="Placeholder_20_Text"><text:span text:style-name="T25">antonio.iudici@unipd.it</text:span></text:span></loext:content-control><text:span text:style-name="Placeholder_20_Text"><text:span text:style-name="T25"><text:tab/><text:tab/><text:tab/><text:line-break/>Job category : <text:s text:c="3"/></text:span></text:span><loext:content-control loext:id="-1748332085"><text:span text:style-name="Placeholder_20_Text"><text:span text:style-name="T29">Professor</text:span></text:span><text:span text:style-name="Placeholder_20_Text"><text:span text:style-name="T25"/></text:span></loext:content-control><text:span text:style-name="T25"/></loext:content-control></text:p>
        <text:p text:style-name="P6"><text:span text:style-name="T25">Departament:<text:tab/><text:tab/></text:span><loext:content-control loext:showing-place-holder="true" loext:id="-411243303"><text:span text:style-name="Placeholder_20_Text"><text:span text:style-name="T25">Dipartimento di Filosofia, Sociologia, Pedagogia e Psicologia Applicata</text:span></text:span><text:span text:style-name="T25"/></loext:content-control></text:p>
        <text:p text:style-name="P6"><text:span text:style-name="T25">Institution:<text:tab/><text:tab/></text:span><loext:content-control loext:id="-1965897"><text:span text:style-name="Placeholder_20_Text"><text:span text:style-name="T25">Università </text:span></text:span><text:span text:style-name="Placeholder_20_Text"><text:span text:style-name="T28">degli studi de Padova</text:span></text:span><text:span text:style-name="T25"/></loext:content-control></text:p>
        <text:p text:style-name="P17"><draw:custom-shape text:anchor-type="char" draw:z-index="6" draw:name="Cuadro de texto 7" draw:style-name="gr2" draw:text-style-name="P21" svg:width="15.452cm" svg:height="1.017cm" svg:x="0cm" svg:y="0.72cm"><text:p text:style-name="Frame_20_contents" loext:marker-style-name="T2"><text:span text:style-name="T5">details of expert </text:span><text:span text:style-name="T7">2</text:span></text:p><text:p text:style-name="P3" loext:marker-style-name="T1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text:span text:style-name="T25">Full name:<text:tab/><text:tab/></text:span><loext:content-control loext:showing-place-holder="true" loext:id="1662658324"/><text:span text:style-name="Placeholder_20_Text"><text:span text:style-name="T25">Sebastian von Peter</text:span></text:span><text:span text:style-name="T25"/></text:p>
        <text:p text:style-name="P16"><text:span text:style-name="T25">ID / Passport:<text:tab/><text:tab/></text:span><loext:content-control loext:showing-place-holder="true" loext:id="-2047202295"><text:span text:style-name="Placeholder_20_Text"><text:span text:style-name="T29">Not available</text:span></text:span><text:span text:style-name="Placeholder_20_Text"><text:span text:style-name="T25"/></text:span><text:span text:style-name="T25"/></loext:content-control><text:span text:style-name="T25"><text:tab/><text:tab/>Language:<text:tab/></text:span><loext:content-control loext:dropdown="true" loext:id="-1301530291"><loext:list-item loext:value="Elija un elemento."/><loext:list-item loext:display-text="Català" loext:value="Català"/><loext:list-item loext:display-text="Castellà" loext:value="Castellà"/><loext:list-item loext:display-text="Anglès" loext:value="Anglès"/><text:span text:style-name="Placeholder_20_Text"><text:span text:style-name="T29">Anglès</text:span></text:span><text:span text:style-name="T25"/></loext:content-control></text:p>
        <text:p text:style-name="P18"><text:span text:style-name="T25">ORCID:<text:tab/><text:tab/><text:tab/></text:span><loext:content-control loext:showing-place-holder="true" loext:id="-1807924498"><loext:content-control loext:showing-place-holder="true" loext:id="-2047202295"><text:span text:style-name="Placeholder_20_Text"><text:span text:style-name="T29">Not available</text:span></text:span></loext:content-control><text:span text:style-name="T25"/></loext:content-control></text:p>
        <text:p text:style-name="P16"><loext:content-control loext:showing-place-holder="true" loext:id="-1488860335"><text:span text:style-name="Placeholder_20_Text"><text:span text:style-name="T25">Electronic mail:<text:tab/><text:tab/></text:span></text:span><loext:content-control loext:showing-place-holder="true" loext:id="349993752"><text:span text:style-name="Placeholder_20_Text"><text:span text:style-name="T25"/></text:span></loext:content-control><text:span text:style-name="Placeholder_20_Text"><text:span text:style-name="T25">sebastian.vonpeter@immanuelalbertinen.de<text:tab/><text:tab/>Job category : <text:s text:c="3"/></text:span></text:span><loext:content-control loext:id="-1748332085"><text:span text:style-name="Placeholder_20_Text"><text:span text:style-name="T29">Professor</text:span></text:span><text:span text:style-name="Placeholder_20_Text"><text:span text:style-name="T25"/></text:span></loext:content-control><text:span text:style-name="T25"/></loext:content-control></text:p>
        <text:p text:style-name="P6"><text:span text:style-name="T25">Departament:<text:tab/><text:tab/></text:span><loext:content-control loext:id="1463534828"><text:span text:style-name="Placeholder_20_Text"><text:span text:style-name="T25">Departament o</text:span></text:span><text:span text:style-name="Placeholder_20_Text"><text:span text:style-name="T31">f psychiatry and psychotherapy</text:span></text:span><text:span text:style-name="T25"/></loext:content-control></text:p>
        <text:p text:style-name="P18"><text:span text:style-name="T25">Institution:<text:tab/><text:tab/></text:span><loext:content-control loext:showing-place-holder="true" loext:id="-123925083"/><text:span text:style-name="Placeholder_20_Text"><text:span text:style-name="T25">Immanuel Klinik Rüdersdorf / Brandenburg Medical School</text:span></text:span><text:span text:style-name="T53"/></text:p>
        <text:p text:style-name="P20"><draw:custom-shape text:anchor-type="char" draw:z-index="7" draw:name="Cuadro de texto 8" draw:style-name="gr1" draw:text-style-name="P21" svg:width="15.452cm" svg:height="1.017cm" svg:x="-0.014cm" svg:y="0.473cm"><text:p text:style-name="P3" loext:marker-style-name="T2"><text:span text:style-name="T5">details of expert 3 (not mandator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P19"><text:span text:style-name="T25">Full name:<text:tab/><text:tab/></text:span><loext:content-control loext:showing-place-holder="true" loext:id="-131868726"/><text:span text:style-name="Placeholder_20_Text"><text:span text:style-name="T25">Dominik Havsteen-Franklin</text:span></text:span><text:span text:style-name="T25"/></text:p>
        <text:p text:style-name="P16"><text:span text:style-name="T25">ID / Passport:<text:tab/><text:tab/></text:span><loext:content-control loext:showing-place-holder="true" loext:id="-853108227"><text:span text:style-name="T25"/></loext:content-control><text:span text:style-name="Placeholder_20_Text"><text:span text:style-name="T29">Not available</text:span></text:span><text:span text:style-name="T25"><text:tab/><text:tab/>Language:<text:tab/></text:span><loext:content-control loext:dropdown="true" loext:id="-563330875"><loext:list-item loext:value="Elija un elemento."/><loext:list-item loext:display-text="Català" loext:value="Català"/><loext:list-item loext:display-text="Castellà" loext:value="Castellà"/><loext:list-item loext:display-text="Anglès" loext:value="Anglès"/><text:span text:style-name="Placeholder_20_Text"><text:span text:style-name="T29">Anglès</text:span></text:span><text:span text:style-name="T25"/></loext:content-control></text:p>
        <text:p text:style-name="P18"><text:span text:style-name="T25">ORCID:<text:tab/><text:tab/><text:tab/></text:span><loext:content-control loext:showing-place-holder="true" loext:id="439187517"/><text:span text:style-name="Placeholder_20_Text"><text:span text:style-name="T25">https://orcid.org/0000-0003-1309-3528</text:span></text:span><text:span text:style-name="T25"/></text:p>
        <text:p text:style-name="P18"><loext:content-control loext:showing-place-holder="true" loext:id="-1748332085"><text:span text:style-name="Placeholder_20_Text"><text:span text:style-name="T25">Electronic mail:<text:tab/><text:tab/></text:span></text:span><loext:content-control loext:showing-place-holder="true" loext:id="349993752"/></loext:content-control><text:span text:style-name="Placeholder_20_Text"><text:span text:style-name="T25">dominik.havsteen-franklin@brunel.ac.uk<text:tab/><text:tab/><text:tab/>Job category : <text:s text:c="3"/></text:span></text:span><loext:content-control loext:id="-1748332085"><text:span text:style-name="Placeholder_20_Text"><text:span text:style-name="T29">Professor</text:span></text:span><text:span text:style-name="Placeholder_20_Text"><text:span text:style-name="T25"/></text:span></loext:content-control><text:span text:style-name="T25"/></text:p>
        <text:p text:style-name="P6"><text:span text:style-name="T25">Departament:<text:tab/><text:tab/></text:span><loext:content-control loext:id="1735044395"><text:span text:style-name="Placeholder_20_Text"><text:span text:style-name="T30">Art Therapies</text:span></text:span><text:span text:style-name="T25"/></loext:content-control></text:p>
        <text:p text:style-name="P6" loext:marker-style-name="T17"><text:span text:style-name="T25">Institution:<text:tab/><text:tab/> <text:s text:c="11"/></text:span><loext:content-control loext:id="-1124082880"><text:span text:style-name="Placeholder_20_Text"><text:span text:style-name="T30">Brunel </text:span></text:span><text:span text:style-name="Placeholder_20_Text"><text:span text:style-name="T25">University o</text:span></text:span><text:span text:style-name="Placeholder_20_Text"><text:span text:style-name="T30">f London</text:span></text:span></loext:content-control></text:p>
        <text:p text:style-name="P6" loext:marker-style-name="T51"><text:span text:style-name="T14"><text:s/></text:span><draw:custom-shape text:anchor-type="char" draw:z-index="8" draw:name="Cuadro de texto 9" draw:style-name="gr2" draw:text-style-name="P21" svg:width="15.452cm" svg:height="1.017cm" svg:x="0cm" svg:y="1.099cm"><text:p text:style-name="P3" loext:marker-style-name="T2"><text:span text:style-name="T5">details of expert 4 (not mandator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18"><text:span text:style-name="T25">Full name:<text:tab/><text:tab/></text:span><loext:content-control loext:showing-place-holder="true" loext:id="984899369"/><text:span text:style-name="Placeholder_20_Text"><text:span text:style-name="T25">Derek Summerfield</text:span></text:span><text:span text:style-name="T25"/></text:p>
        <text:p text:style-name="P18"><text:span text:style-name="T25">ID / Passport:<text:tab/><text:tab/></text:span><loext:content-control loext:showing-place-holder="true" loext:id="-140350160"><loext:content-control loext:showing-place-holder="true" loext:id="-853108227"><text:span text:style-name="Placeholder_20_Text"><text:span text:style-name="T29"/></text:span></loext:content-control><text:span text:style-name="Placeholder_20_Text"><text:span text:style-name="T29">Not available<text:tab/></text:span></text:span><text:span text:style-name="Placeholder_20_Text"><text:span text:style-name="T25"/></text:span><text:span text:style-name="T25"/></loext:content-control><text:span text:style-name="T25"><text:tab/><text:tab/>Language:<text:tab/></text:span><loext:content-control loext:dropdown="true" loext:id="410210716"><loext:list-item loext:value="Elija un elemento."/><loext:list-item loext:display-text="Català" loext:value="Català"/><loext:list-item loext:display-text="Castellà" loext:value="Castellà"/><loext:list-item loext:display-text="Anglès" loext:value="Anglès"/><text:span text:style-name="Placeholder_20_Text"><text:span text:style-name="T29">Anglès</text:span></text:span><text:span text:style-name="T25"/></loext:content-control></text:p>
        <text:p text:style-name="P18"><text:span text:style-name="T25">ORCID:<text:tab/><text:tab/><text:tab/></text:span><loext:content-control loext:showing-place-holder="true" loext:id="462926256"><loext:content-control loext:showing-place-holder="true" loext:id="-853108227"><text:span text:style-name="Placeholder_20_Text"><text:span text:style-name="T25"/></text:span></loext:content-control><text:span text:style-name="Placeholder_20_Text"><text:span text:style-name="T29">Not available</text:span></text:span><text:span text:style-name="Placeholder_20_Text"><text:span text:style-name="T25"><text:tab/></text:span></text:span><text:span text:style-name="T25"/></loext:content-control></text:p>
        <text:p text:style-name="P16"><text:soft-page-break/><loext:content-control loext:showing-place-holder="true" loext:id="616100455"><text:span text:style-name="Placeholder_20_Text"><text:span text:style-name="T25">Electronic mail:<text:tab/><text:tab/></text:span></text:span><loext:content-control loext:showing-place-holder="true" loext:id="349993752"><text:span text:style-name="Placeholder_20_Text"><text:span text:style-name="T25">derek.summerfield@googlemail.com</text:span></text:span></loext:content-control><text:span text:style-name="Placeholder_20_Text"><text:span text:style-name="T25"><text:tab/><text:tab/><text:tab/>Job category : <text:s text:c="3"/></text:span></text:span><loext:content-control loext:id="-1748332085"><text:span text:style-name="Placeholder_20_Text"><text:span text:style-name="T29">Professor</text:span></text:span><text:span text:style-name="Placeholder_20_Text"><text:span text:style-name="T25"/></text:span></loext:content-control><text:span text:style-name="T25"/></loext:content-control></text:p>
        <text:p text:style-name="P18"><text:span text:style-name="T25">Departament:<text:tab/><text:tab/></text:span><loext:content-control loext:showing-place-holder="true" loext:id="-1269154017"><text:span text:style-name="Placeholder_20_Text"><text:span text:style-name="T29">Not available</text:span></text:span><text:span text:style-name="T25"/></loext:content-control></text:p>
        <text:p text:style-name="P18" loext:marker-style-name="T17"><text:span text:style-name="T25">Institution:<text:tab/><text:tab/> <text:s text:c="12"/></text:span><loext:content-control loext:showing-place-holder="true" loext:id="-375623987"><text:span text:style-name="Placeholder_20_Text"><text:span text:style-name="T29">Not available</text:span></text:span></loext:content-control></text:p>
        <text:p text:style-name="Standard" loext:marker-style-name="T51"><text:span text:style-name="T14"><text:s text:c="50"/></text:span><text:span text:style-name="T15">Https://en.wikipedia.org/wiki/derek_summerfield</text:span></text:p>
        <text:p text:style-name="P15" loext:marker-style-name="T17"><draw:custom-shape text:anchor-type="char" draw:z-index="10" draw:name="Cuadro de texto 1" draw:style-name="gr1" draw:text-style-name="P21" svg:width="15.452cm" svg:height="1.017cm" svg:x="-0.014cm" svg:y="0.473cm"><text:p text:style-name="P3" loext:marker-style-name="T2"><text:span text:style-name="T5">details of expert </text:span><text:span text:style-name="T6">5</text:span><text:span text:style-name="T5"> (not mandator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text:s/></text:span><text:span text:style-name="T53"/></text:p>
        <text:p text:style-name="P19"><text:span text:style-name="T25">Full name:<text:tab/><text:tab/></text:span><loext:content-control loext:showing-place-holder="true" loext:id="-131868726"/><text:span text:style-name="Placeholder_20_Text"><text:span text:style-name="T25">Felipe Agudelo-Hernández</text:span></text:span><text:span text:style-name="T25"/></text:p>
        <text:p text:style-name="P14"><text:span text:style-name="T25">ID / Passport:<text:tab/><text:tab/></text:span><loext:content-control loext:id="-853108227"><text:span text:style-name="Placeholder_20_Text"><text:span text:style-name="T29">Not available</text:span></text:span><text:span text:style-name="T25"/></loext:content-control><text:span text:style-name="T25"><text:tab/><text:tab/>Language:<text:tab/></text:span><loext:content-control loext:dropdown="true" loext:id="-563330875"><loext:list-item loext:value="Elija un elemento."/><loext:list-item loext:display-text="Català" loext:value="Català"/><loext:list-item loext:display-text="Castellà" loext:value="Castellà"/><loext:list-item loext:display-text="Anglès" loext:value="Anglès"/><text:span text:style-name="Placeholder_20_Text"><text:span text:style-name="T29">Anglès</text:span></text:span><text:span text:style-name="T25"/></loext:content-control></text:p>
        <text:p text:style-name="P18"><text:span text:style-name="T25">ORCID:<text:tab/><text:tab/><text:tab/></text:span><loext:content-control loext:showing-place-holder="true" loext:id="439187517"/><text:a xlink:type="simple" xlink:href="https://orcid.org/0000-0002-8356-8878" text:style-name="Internet_20_link" text:visited-style-name="Visited_20_Internet_20_Link"><text:span text:style-name="Placeholder_20_Text">https://orcid.org/0000-0002-8356-8878</text:span></text:a><text:span text:style-name="T25"/></text:p>
        <text:p text:style-name="P14"><text:span text:style-name="T25">Electronic mail:<text:tab/><text:tab/></text:span><loext:content-control loext:showing-place-holder="true" loext:id="349993752"><text:span text:style-name="Placeholder_20_Text"><text:span text:style-name="T25">meminher@gmail.com</text:span></text:span><text:span text:style-name="T25"/></loext:content-control><text:span text:style-name="T25"><text:tab/><text:tab/><text:tab/>Job category : <text:s text:c="3"/></text:span><loext:content-control loext:id="-1748332085"><text:span text:style-name="Placeholder_20_Text"><text:span text:style-name="T29">Professor</text:span></text:span><text:span text:style-name="T25"/></loext:content-control></text:p>
        <text:p text:style-name="P14"><text:span text:style-name="T25">Departament:<text:tab/><text:tab/></text:span><loext:content-control loext:id="1735044395"><text:span text:style-name="Placeholder_20_Text"><text:span text:style-name="T25">Departament o</text:span></text:span><text:span text:style-name="Placeholder_20_Text"><text:span text:style-name="T30">f psychology</text:span></text:span><text:span text:style-name="T25"/></loext:content-control></text:p>
        <text:p text:style-name="P14"><text:span text:style-name="T12">Institution:<text:tab/><text:tab/> <text:s text:c="12"/></text:span><loext:content-control loext:showing-place-holder="true" loext:id="-1124082880"/><text:span text:style-name="Placeholder_20_Text"><text:span text:style-name="T12">University of Manizales</text:span></text:span></text:p>
        <text:p text:style-name="Standard" loext:marker-style-name="T51"><draw:custom-shape text:anchor-type="char" draw:z-index="9" draw:name="Cuadro de texto 3" draw:style-name="gr1" draw:text-style-name="P21" svg:width="15.452cm" svg:height="1.017cm" svg:x="-0.014cm" svg:y="0.993cm"><text:p text:style-name="P3" loext:marker-style-name="T13"><text:span text:style-name="T8">Authorization of the supervisors and tu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ext:p>
        <text:p text:style-name="P9" loext:marker-style-name="T51"/>
        <text:p text:style-name="P11" loext:marker-style-name="T52"><loext:content-control loext:checkbox="true" loext:checked-state="☒" loext:unchecked-state="☐" loext:id="-1862650818"><text:span text:style-name="T50">☐</text:span></loext:content-control><text:span text:style-name="T52"><text:tab/>I, </text:span><loext:content-control loext:showing-place-holder="true" loext:plain-text="true" loext:id="-1782725928"><text:span text:style-name="Placeholder_20_Text">Full name of the supervisor who signs this application</text:span></loext:content-control><text:span text:style-name="T52">, authorize, in my own name and with the agreement of the other supervisors and tutor, the application for the review report of the doctoral thesis by two external experts in date </text:span><loext:content-control loext:showing-place-holder="true" loext:date="true" loext:date-format="dddd, d MMMM &quot;de&quot; yyyy" loext:date-rfc-language-tag="ca-ES" loext:id="-318886559"><text:span text:style-name="Placeholder_20_Text">Date</text:span></loext:content-control><text:span text:style-name="T52">. </text:span></text:p>
        <text:p text:style-name="P13" loext:marker-style-name="T52"/>
        <text:p text:style-name="P12" loext:marker-style-name="T52"><text:span text:style-name="T52">Signature:</text:span><text:span text:style-name="T52"/></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ca" fo:country="E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212cm" style:contextual-spacing="false"/>
    </style:style>
    <style:style style:name="List" style:family="paragraph" style:parent-style-name="Standard" style:class="list">
      <style:paragraph-properties fo:margin-left="0.499cm" fo:margin-top="0cm" fo:margin-bottom="0.282cm" style:contextual-spacing="true" fo:text-indent="-0.499cm" style:auto-text-indent="false"/>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Marginalia" style:family="paragraph" style:parent-style-name="Standard" loext:linked-style-name="Texto_20_comentario_20_C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ibliography" style:family="paragraph" style:parent-style-name="Standard" style:next-style-name="Standard"/>
    <style:style style:name="Appendix" style:family="paragraph" style:parent-style-name="Standard" loext:linked-style-name="Cierre_20_Car" style:class="chapter">
      <style:paragraph-properties fo:margin-left="7.5cm" fo:margin-top="0cm" fo:margin-bottom="0cm" style:contextual-spacing="false" fo:line-height="100%"/>
    </style:style>
    <style:style style:name="Quote" style:family="paragraph" style:parent-style-name="Standard" style:next-style-name="Standard" loext:linked-style-name="Cita_20_C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5b9bd5" fo:border-bottom="0.51pt solid #5b9bd5"/>
      <style:text-properties fo:color="#5b9bd5" loext:opacity="100%" fo:font-style="italic" style:font-style-asian="italic" style:font-style-complex="italic">
        <loext:char-complex-color loext:theme-type="accent1" loext:color-type="theme"/>
      </style:text-properties>
    </style:style>
    <style:style style:name="List_20_1_20_Cont." style:display-name="List 1 Cont." style:family="paragraph" style:parent-style-name="Standard" style:class="list">
      <style:paragraph-properties fo:margin-left="0.499cm" fo:margin-top="0cm" fo:margin-bottom="0.212cm" style:contextual-spacing="true"/>
    </style:style>
    <style:style style:name="List_20_2_20_Cont." style:display-name="List 2 Cont." style:family="paragraph" style:parent-style-name="Standard" style:class="list">
      <style:paragraph-properties fo:margin-left="0.998cm" fo:margin-top="0cm" fo:margin-bottom="0.212cm" style:contextual-spacing="true"/>
    </style:style>
    <style:style style:name="List_20_3_20_Cont." style:display-name="List 3 Cont." style:family="paragraph" style:parent-style-name="Standard" style:class="list">
      <style:paragraph-properties fo:margin-left="1.498cm" fo:margin-top="0cm" fo:margin-bottom="0.212cm" style:contextual-spacing="true"/>
    </style:style>
    <style:style style:name="List_20_4_20_Cont." style:display-name="List 4 Cont." style:family="paragraph" style:parent-style-name="Standard" style:class="list">
      <style:paragraph-properties fo:margin-left="1.997cm" fo:margin-top="0cm" fo:margin-bottom="0.212cm" style:contextual-spacing="true"/>
    </style:style>
    <style:style style:name="List_20_5_20_Cont." style:display-name="List 5 Cont." style:family="paragraph" style:parent-style-name="Standard" style:class="list">
      <style:paragraph-properties fo:margin-left="2.496cm" fo:margin-top="0cm" fo:margin-bottom="0.212cm" style:contextual-spacing="true"/>
    </style:style>
    <style:style style:name="HTML_20_Address" style:display-name="HTML Address" style:family="paragraph" style:parent-style-name="Standard" loext:linked-style-name="Dirección_20_HTML_20_Car">
      <style:paragraph-properties fo:margin-top="0cm" fo:margin-bottom="0cm" style:contextual-spacing="false" fo:line-height="100%"/>
      <style:text-properties fo:font-style="italic" style:font-style-asian="italic" style:font-style-complex="italic"/>
    </style:style>
    <style:style style:name="Addressee" style:family="paragraph" style:parent-style-name="Standard" style:class="extra">
      <style:paragraph-properties fo:margin-left="5.08cm" fo:margin-top="0cm" fo:margin-bottom="0cm" style:contextual-spacing="false" fo:line-height="100%"/>
      <style:text-properties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oa_20_heading" style:display-name="toa heading" style:family="paragraph" style:parent-style-name="Standard" style:next-style-name="Standard">
      <style:paragraph-properties fo:margin-top="0.212cm" fo:margin-bottom="0.282cm"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Message_20_Header" style:display-name="Message Header" style:family="paragraph" style:parent-style-name="Standard" loext:linked-style-name="Encabezado_20_de_20_mensaje_20_Car">
      <loext:graphic-properties draw:fill="solid" draw:fill-color="#cccccc"/>
      <style:paragraph-properties fo:margin-left="2cm" fo:margin-top="0cm" fo:margin-bottom="0cm" style:contextual-spacing="false" fo:line-height="100%" fo:text-indent="-2cm" style:auto-text-indent="false" fo:background-color="#cccccc" fo:padding="0.035cm" fo:border="0.74pt solid #000000" style:shadow="none"/>
      <style:text-properties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Note_20_Heading" style:display-name="Note Heading" style:family="paragraph" style:parent-style-name="Standard" style:next-style-name="Standard" loext:linked-style-name="Encabezado_20_de_20_nota_20_Car">
      <style:paragraph-properties fo:margin-top="0cm" fo:margin-bottom="0cm" style:contextual-spacing="false" fo:line-height="100%"/>
    </style:style>
    <style:style style:name="Date" style:family="paragraph" style:parent-style-name="Standard" style:next-style-name="Standard" loext:linked-style-name="Fecha_20_Car"/>
    <style:style style:name="Signature" style:family="paragraph" style:parent-style-name="Standard" loext:linked-style-name="Firma_20_Car" style:class="text">
      <style:paragraph-properties fo:margin-left="7.5cm" fo:margin-top="0cm" fo:margin-bottom="0cm" style:contextual-spacing="false" fo:line-height="100%"/>
    </style:style>
    <style:style style:name="E-mail_20_Signature" style:display-name="E-mail Signature" style:family="paragraph" style:parent-style-name="Standard" loext:linked-style-name="Firma_20_de_20_correo_20_electrónico_20_Car">
      <style:paragraph-properties fo:margin-top="0cm" fo:margin-bottom="0cm" style:contextual-spacing="false" fo:line-height="100%"/>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ext-properties style:font-name="Consolas" fo:font-family="Consolas" style:font-family-generic="roman" style:font-pitch="variable" fo:font-size="10pt" style:font-size-asian="10pt" style:font-size-complex="10pt"/>
    </style:style>
    <style:style style:name="Index_20_1" style:display-name="Index 1" style:family="paragraph" style:parent-style-name="Standard" style:next-style-name="Standard" style:auto-update="true" style:class="index">
      <style:paragraph-properties fo:margin-left="0.423cm" fo:margin-top="0cm" fo:margin-bottom="0cm" style:contextual-spacing="false" fo:line-height="100%" fo:text-indent="-0.423cm" style:auto-text-indent="false"/>
    </style:style>
    <style:style style:name="Index_20_2" style:display-name="Index 2" style:family="paragraph" style:parent-style-name="Standard" style:next-style-name="Standard" style:auto-update="true" style:class="index">
      <style:paragraph-properties fo:margin-left="0.847cm" fo:margin-top="0cm" fo:margin-bottom="0cm" style:contextual-spacing="false" fo:line-height="100%" fo:text-indent="-0.423cm" style:auto-text-indent="false"/>
    </style:style>
    <style:style style:name="Index_20_3" style:display-name="Index 3" style:family="paragraph" style:parent-style-name="Standard" style:next-style-name="Standard" style:auto-update="true" style:class="index">
      <style:paragraph-properties fo:margin-left="1.27cm" fo:margin-top="0cm" fo:margin-bottom="0cm" style:contextual-spacing="false" fo:line-height="100%" fo:text-indent="-0.423cm" style:auto-text-indent="false"/>
    </style:style>
    <style:style style:name="index_20_4" style:display-name="index 4" style:family="paragraph" style:parent-style-name="Standard" style:next-style-name="Standard" style:auto-update="true">
      <style:paragraph-properties fo:margin-left="1.693cm" fo:margin-top="0cm" fo:margin-bottom="0cm" style:contextual-spacing="false" fo:line-height="100%" fo:text-indent="-0.423cm" style:auto-text-indent="false"/>
    </style:style>
    <style:style style:name="index_20_5" style:display-name="index 5" style:family="paragraph" style:parent-style-name="Standard" style:next-style-name="Standard" style:auto-update="true">
      <style:paragraph-properties fo:margin-left="2.117cm" fo:margin-top="0cm" fo:margin-bottom="0cm" style:contextual-spacing="false" fo:line-height="100%" fo:text-indent="-0.423cm" style:auto-text-indent="false"/>
    </style:style>
    <style:style style:name="index_20_6" style:display-name="index 6" style:family="paragraph" style:parent-style-name="Standard" style:next-style-name="Standard" style:auto-update="true">
      <style:paragraph-properties fo:margin-left="2.54cm" fo:margin-top="0cm" fo:margin-bottom="0cm" style:contextual-spacing="false" fo:line-height="100%" fo:text-indent="-0.423cm" style:auto-text-indent="false"/>
    </style:style>
    <style:style style:name="index_20_7" style:display-name="index 7" style:family="paragraph" style:parent-style-name="Standard" style:next-style-name="Standard" style:auto-update="true">
      <style:paragraph-properties fo:margin-left="2.963cm" fo:margin-top="0cm" fo:margin-bottom="0cm" style:contextual-spacing="false" fo:line-height="100%" fo:text-indent="-0.423cm" style:auto-text-indent="false"/>
    </style:style>
    <style:style style:name="index_20_8" style:display-name="index 8" style:family="paragraph" style:parent-style-name="Standard" style:next-style-name="Standard" style:auto-update="true">
      <style:paragraph-properties fo:margin-left="3.387cm" fo:margin-top="0cm" fo:margin-bottom="0cm" style:contextual-spacing="false" fo:line-height="100%" fo:text-indent="-0.423cm" style:auto-text-indent="false"/>
    </style:style>
    <style:style style:name="index_20_9" style:display-name="index 9" style:family="paragraph" style:parent-style-name="Standard" style:next-style-name="Standard" style:auto-update="true">
      <style:paragraph-properties fo:margin-left="3.81cm" fo:margin-top="0cm" fo:margin-bottom="0cm" style:contextual-spacing="false" fo:line-height="100%" fo:text-indent="-0.423cm" style:auto-text-indent="false"/>
    </style:style>
    <style:style style:name="List_20_2_20__28_WW_29_" style:display-name="List 2 (WW)" style:family="paragraph" style:parent-style-name="Standard">
      <style:paragraph-properties fo:margin-left="0.998cm" fo:margin-top="0cm" fo:margin-bottom="0.282cm" style:contextual-spacing="true" fo:text-indent="-0.499cm" style:auto-text-indent="false"/>
    </style:style>
    <style:style style:name="List_20_3_20__28_WW_29_" style:display-name="List 3 (WW)" style:family="paragraph" style:parent-style-name="Standard">
      <style:paragraph-properties fo:margin-left="1.498cm" fo:margin-top="0cm" fo:margin-bottom="0.282cm" style:contextual-spacing="true" fo:text-indent="-0.499cm" style:auto-text-indent="false"/>
    </style:style>
    <style:style style:name="List_20_4_20__28_WW_29_" style:display-name="List 4 (WW)" style:family="paragraph" style:parent-style-name="Standard">
      <style:paragraph-properties fo:margin-left="1.997cm" fo:margin-top="0cm" fo:margin-bottom="0.282cm" style:contextual-spacing="true" fo:text-indent="-0.499cm" style:auto-text-indent="false"/>
    </style:style>
    <style:style style:name="List_20_5_20__28_WW_29_" style:display-name="List 5 (WW)" style:family="paragraph" style:parent-style-name="Standard">
      <style:paragraph-properties fo:margin-left="2.496cm" fo:margin-top="0cm" fo:margin-bottom="0.282cm" style:contextual-spacing="true" fo:text-indent="-0.499cm" style:auto-text-indent="false"/>
    </style:style>
    <style:style style:name="Numbering_20_1" style:display-name="Numbering 1" style:family="paragraph" style:parent-style-name="Standard" style:list-style-name="WWNum1" style:list-level="1" style:class="list">
      <style:paragraph-properties fo:margin-top="0cm" fo:margin-bottom="0.282cm" style:contextual-spacing="true"/>
    </style:style>
    <style:style style:name="Numbering_20_2" style:display-name="Numbering 2" style:family="paragraph" style:parent-style-name="Standard" style:list-style-name="WWNum2" style:list-level="1" style:class="list">
      <style:paragraph-properties fo:margin-top="0cm" fo:margin-bottom="0.282cm" style:contextual-spacing="true"/>
    </style:style>
    <style:style style:name="Numbering_20_3" style:display-name="Numbering 3" style:family="paragraph" style:parent-style-name="Standard" style:list-style-name="WWNum3" style:list-level="1" style:class="list">
      <style:paragraph-properties fo:margin-top="0cm" fo:margin-bottom="0.282cm" style:contextual-spacing="true"/>
    </style:style>
    <style:style style:name="Numbering_20_4" style:display-name="Numbering 4" style:family="paragraph" style:parent-style-name="Standard" style:list-style-name="WWNum4" style:list-level="1" style:class="list">
      <style:paragraph-properties fo:margin-top="0cm" fo:margin-bottom="0.282cm" style:contextual-spacing="true"/>
    </style:style>
    <style:style style:name="Numbering_20_5" style:display-name="Numbering 5" style:family="paragraph" style:parent-style-name="Standard" style:list-style-name="WWNum5" style:list-level="1" style:class="list">
      <style:paragraph-properties fo:margin-top="0cm" fo:margin-bottom="0.282cm" style:contextual-spacing="true"/>
    </style:style>
    <style:style style:name="List_20_1" style:display-name="List 1" style:family="paragraph" style:parent-style-name="Standard" style:list-style-name="WWNum6" style:list-level="1" style:class="list">
      <style:paragraph-properties fo:margin-top="0cm" fo:margin-bottom="0.282cm" style:contextual-spacing="true"/>
    </style:style>
    <style:style style:name="List_20_2" style:display-name="List 2" style:family="paragraph" style:parent-style-name="Standard" style:list-style-name="WWNum7" style:list-level="1" style:class="list">
      <style:paragraph-properties fo:margin-top="0cm" fo:margin-bottom="0.282cm" style:contextual-spacing="true"/>
    </style:style>
    <style:style style:name="List_20_3" style:display-name="List 3" style:family="paragraph" style:parent-style-name="Standard" style:list-style-name="WWNum8" style:list-level="1" style:class="list">
      <style:paragraph-properties fo:margin-top="0cm" fo:margin-bottom="0.282cm" style:contextual-spacing="true"/>
    </style:style>
    <style:style style:name="List_20_4" style:display-name="List 4" style:family="paragraph" style:parent-style-name="Standard" style:list-style-name="WWNum9" style:list-level="1" style:class="list">
      <style:paragraph-properties fo:margin-top="0cm" fo:margin-bottom="0.282cm" style:contextual-spacing="true"/>
    </style:style>
    <style:style style:name="List_20_5" style:display-name="List 5" style:family="paragraph" style:parent-style-name="Standard" style:list-style-name="WWNum10" style:list-level="1" style:class="list">
      <style:paragraph-properties fo:margin-top="0cm" fo:margin-bottom="0.282cm" style:contextual-spacing="true"/>
    </style:style>
    <style:style style:name="Document_20_Map" style:display-name="Document Map" style:family="paragraph" style:parent-style-name="Standard" loext:linked-style-name="Mapa_20_del_20_documento_20_Car">
      <style:paragraph-properties fo:margin-top="0cm" fo:margin-bottom="0cm" style: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1.27cm" fo:margin-top="0cm" fo:margin-bottom="0.282cm" style:contextual-spacing="true"/>
    </style:style>
    <style:style style:name="Sender" style:family="paragraph" style:parent-style-name="Standard" style:class="extra">
      <style:paragraph-properties fo:margin-top="0cm" fo:margin-bottom="0cm" style:contextual-spacing="false"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Salutation" style:family="paragraph" style:parent-style-name="Standard" style:next-style-name="Standard" loext:linked-style-name="Saludo_20_Car" style:class="text"/>
    <style:style style:name="Body_20_Text_20_Indent_20_2" style:display-name="Body Text Indent 2" style:family="paragraph" style:parent-style-name="Standard" loext:linked-style-name="Sangría_20_2_20_de_20_t._20_independiente_20_Car">
      <style:paragraph-properties fo:margin-left="0.499cm" fo:margin-top="0cm" fo:margin-bottom="0.212cm" style:contextual-spacing="false" fo:line-height="200%"/>
    </style:style>
    <style:style style:name="Body_20_Text_20_Indent_20_3" style:display-name="Body Text Indent 3" style:family="paragraph" style:parent-style-name="Standard" loext:linked-style-name="Sangría_20_3_20_de_20_t._20_independiente_20_Car">
      <style:paragraph-properties fo:margin-left="0.499cm" fo:margin-top="0cm" fo:margin-bottom="0.212cm" style:contextual-spacing="false"/>
      <style:text-properties fo:font-size="8pt" style:font-size-asian="8pt" style:font-size-complex="8pt"/>
    </style:style>
    <style:style style:name="Text_20_body_20_indent" style:display-name="Text body indent" style:family="paragraph" style:parent-style-name="Standard" loext:linked-style-name="Sangría_20_de_20_texto_20_normal_20_Car" style:class="text">
      <style:paragraph-properties fo:margin-left="0.499cm" fo:margin-top="0cm" fo:margin-bottom="0.212cm" style:contextual-spacing="false"/>
    </style:style>
    <style:style style:name="Normal_20_Indent" style:display-name="Normal Indent" style:family="paragraph" style:parent-style-name="Standard">
      <style:paragraph-properties fo:margin-left="1.249cm"/>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ca" fo:country="ES" style:letter-kerning="tru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ubtitle" style:family="paragraph" style:parent-style-name="Standard" style:next-style-name="Standard" loext:linked-style-name="Subtítulo_20_Car" style:class="chapter">
      <style:text-properties fo:color="#5a5a5a" loext:opacity="100%" fo:letter-spacing="0.026cm" style:font-name-asian="Calibri1" style:font-family-asian="Calibri" style:font-family-generic-asian="system" style:font-pitch-asian="variable">
        <loext:char-complex-color loext:theme-type="dark1" loext:color-type="theme">
          <loext:transformation loext:type="tint" loext:value="3529"/>
        </loext:char-complex-color>
      </style:text-properties>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Contents_20_4" style:display-name="Contents 4" style:family="paragraph" style:parent-style-name="Standard" style:next-style-name="Standard" style:auto-update="true" style:class="index">
      <style:paragraph-properties fo:margin-left="1.27cm" fo:margin-top="0cm" fo:margin-bottom="0.176cm" style:contextual-spacing="false"/>
    </style:style>
    <style:style style:name="Contents_20_5" style:display-name="Contents 5" style:family="paragraph" style:parent-style-name="Standard" style:next-style-name="Standard" style:auto-update="true" style:class="index">
      <style:paragraph-properties fo:margin-left="1.693cm" fo:margin-top="0cm" fo:margin-bottom="0.176cm" style:contextual-spacing="false"/>
    </style:style>
    <style:style style:name="Contents_20_6" style:display-name="Contents 6" style:family="paragraph" style:parent-style-name="Standard" style:next-style-name="Standard" style:auto-update="true" style:class="index">
      <style:paragraph-properties fo:margin-left="2.117cm" fo:margin-top="0cm" fo:margin-bottom="0.176cm" style:contextual-spacing="false"/>
    </style:style>
    <style:style style:name="Contents_20_7" style:display-name="Contents 7" style:family="paragraph" style:parent-style-name="Standard" style:next-style-name="Standard" style:auto-update="true" style:class="index">
      <style:paragraph-properties fo:margin-left="2.54cm" fo:margin-top="0cm" fo:margin-bottom="0.176cm" style:contextual-spacing="false"/>
    </style:style>
    <style:style style:name="Contents_20_8" style:display-name="Contents 8" style:family="paragraph" style:parent-style-name="Standard" style:next-style-name="Standard" style:auto-update="true" style:class="index">
      <style:paragraph-properties fo:margin-left="2.963cm" fo:margin-top="0cm" fo:margin-bottom="0.176cm" style:contextual-spacing="false"/>
    </style:style>
    <style:style style:name="Contents_20_9" style:display-name="Contents 9" style:family="paragraph" style:parent-style-name="Standard" style:next-style-name="Standard" style:auto-update="true" style:class="index">
      <style:paragraph-properties fo:margin-left="3.387cm" fo:margin-top="0cm" fo:margin-bottom="0.176cm" style:contextual-spacing="false"/>
    </style:style>
    <style:style style:name="Index_20_Heading" style:display-name="Index Heading" style:family="paragraph" style:parent-style-name="Standard" style:next-style-name="Index_20_1" style:class="index">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ibliography_20_Heading" style:display-name="Bibliography Heading" style:family="paragraph" style:parent-style-name="Standard" style:next-style-name="Standard" style:class="index">
      <style:paragraph-properties fo:margin-left="0.423cm" fo:margin-top="0cm" fo:margin-bottom="0cm" style:contextual-spacing="false" fo:text-indent="-0.423cm" style:auto-text-indent="false"/>
    </style:style>
    <style:style style:name="Block_20_Text" style:display-name="Block Text" style:family="paragraph" style:parent-style-name="Standard">
      <style:paragraph-properties fo:margin-left="2.032cm" fo:margin-right="2.032cm" fo:padding="0.353cm" fo:border="0.26pt solid #5b9bd5" style:shadow="none"/>
      <style:text-properties fo:color="#5b9bd5" loext:opacity="100%" fo:font-style="italic" style:font-name-asian="Calibri1" style:font-family-asian="Calibri" style:font-family-generic-asian="system" style:font-pitch-asian="variable" style:font-style-asian="italic" style:font-style-complex="italic">
        <loext:char-complex-color loext:theme-type="accent1" loext:color-type="theme"/>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_20_Text_20_2" style:display-name="Body Text 2" style:family="paragraph" style:parent-style-name="Standard" loext:linked-style-name="Texto_20_independiente_20_2_20_Car">
      <style:paragraph-properties fo:margin-top="0cm" fo:margin-bottom="0.212cm" style:contextual-spacing="false" fo:line-height="200%"/>
    </style:style>
    <style:style style:name="Body_20_Text_20_3" style:display-name="Body Text 3" style:family="paragraph" style:parent-style-name="Standard" loext:linked-style-name="Texto_20_independiente_20_3_20_Car">
      <style:paragraph-properties fo:margin-top="0cm" fo:margin-bottom="0.212cm" style:contextual-spacing="false"/>
      <style:text-properties fo:font-size="8pt" style:font-size-asian="8pt" style:font-size-complex="8pt"/>
    </style:style>
    <style:style style:name="First_20_line_20_indent" style:display-name="First line indent" style:family="paragraph" style:parent-style-name="Text_20_body" loext:linked-style-name="Texto_20_independiente_20_primera_20_sangría_20_Car" style:class="text">
      <style:paragraph-properties fo:margin-top="0cm" fo:margin-bottom="0.282cm" style:contextual-spacing="false" fo:text-indent="0.635cm" style:auto-text-indent="false"/>
    </style:style>
    <style:style style:name="Body_20_Text_20_First_20_Indent_20_2" style:display-name="Body Text First Indent 2" style:family="paragraph" style:parent-style-name="Text_20_body_20_indent" loext:linked-style-name="Texto_20_independiente_20_primera_20_sangría_20_2_20_Car">
      <style:paragraph-properties fo:margin-left="0.635cm" fo:margin-top="0cm" fo:margin-bottom="0.282cm" style:contextual-spacing="false" fo:text-indent="0.635cm" style:auto-text-indent="false"/>
    </style:style>
    <style:style style:name="macro" style:family="paragraph" loext:linked-style-name="Texto_20_macro_20_Car">
      <style:paragraph-properties fo:margin-top="0cm" fo:margin-bottom="0cm" style:contextual-spacing="false" fo:line-height="115%" fo:text-align="start"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Consolas" fo:font-family="Consolas" style:font-family-generic="roman" style:font-pitch="variable" fo:font-size="10pt" fo:language="ca" fo:country="ES" style:letter-kerning="tru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loext:linked-style-name="Texto_20_nota_20_al_20_final_20_C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Texto_20_nota_20_pie_20_Car" style:class="extra">
      <style:paragraph-properties fo:margin-top="0cm" fo:margin-bottom="0cm" style:contextual-spacing="false" fo:line-height="100%"/>
      <style:text-properties fo:font-size="10pt" style:font-size-asian="10pt" style:font-size-complex="10pt"/>
    </style:style>
    <style:style style:name="Plain_20_Text" style:display-name="Plain Text" style:family="paragraph" style:parent-style-name="Standard" loext:linked-style-name="Texto_20_sin_20_formato_20_Car">
      <style:paragraph-properties fo:margin-top="0cm" fo:margin-bottom="0cm" style:contextual-spacing="false" fo:line-height="100%"/>
      <style:text-properties style:font-name="Consolas" fo:font-family="Consolas" style:font-family-generic="roman" style:font-pitch="variable" fo:font-size="10.5pt" style:font-size-asian="10.5pt" style:font-size-complex="10.5pt"/>
    </style:style>
    <style:style style:name="Title" style:family="paragraph" style:parent-style-name="Standard" style:next-style-name="Standard"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ontents_20_Heading" style:display-name="Contents Heading" style:family="paragraph" style:parent-style-name="Heading_20_1" style:next-style-name="Standard" style:default-outline-level="" style:class="index"/>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ca" style:country-asian="ES"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loext:linked-style-name="Header">
      <style:text-properties fo:language="ca" fo:country="ES"/>
    </style:style>
    <style:style style:name="Pie_20_de_20_página_20_Car" style:display-name="Pie de página Car" style:family="text" style:parent-style-name="Default_20_Paragraph_20_Font" loext:linked-style-name="Footer">
      <style:text-properties fo:language="ca" fo:country="ES"/>
    </style:style>
    <style:style style:name="Placeholder_20_Text" style:display-name="Placeholder Text" style:family="text" style:parent-style-name="Default_20_Paragraph_20_Font">
      <style:text-properties fo:color="#808080" loext:opacity="100%"/>
    </style:style>
    <style:style style:name="Texto_20_comentario_20_Car" style:display-name="Texto comentario Car" style:family="text" style:parent-style-name="Default_20_Paragraph_20_Font" loext:linked-style-name="Marginalia">
      <style:text-properties fo:font-size="10pt" fo:language="ca" fo:country="ES" style:letter-kerning="true"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language="ca" fo:country="ES" fo:font-weight="bold" style:letter-kerning="true" style:font-size-asian="10pt" style:font-weight-asian="bold" style:font-size-complex="10pt" style:font-weight-complex="bold"/>
    </style:style>
    <style:style style:name="Cierre_20_Car" style:display-name="Cierre Car" style:family="text" style:parent-style-name="Default_20_Paragraph_20_Font" loext:linked-style-name="Appendix">
      <style:text-properties fo:font-size="12pt" fo:language="ca" fo:country="ES" style:letter-kerning="true" style:font-size-asian="12pt" style:font-size-complex="12pt"/>
    </style:style>
    <style:style style:name="Cita_20_Car" style:display-name="Cita Car" style:family="text" style:parent-style-name="Default_20_Paragraph_20_Font" loext:linked-style-name="Quote">
      <style:text-properties fo:color="#404040" loext:opacity="100%" fo:font-size="12pt" fo:language="ca" fo:country="ES" fo:font-style="italic" style:letter-kerning="true" style:font-size-asian="12pt" style:font-style-asian="italic" style:font-size-complex="12pt" style:font-style-complex="italic">
        <loext:char-complex-color loext:theme-type="dark1" loext:color-type="theme">
          <loext:transformation loext:type="tint" loext:value="2509"/>
        </loext:char-complex-color>
      </style:text-properties>
    </style:style>
    <style:style style:name="Cita_20_destacada_20_Car" style:display-name="Cita destacada Car" style:family="text" style:parent-style-name="Default_20_Paragraph_20_Font" loext:linked-style-name="Intense_20_Quote">
      <style:text-properties fo:color="#5b9bd5" loext:opacity="100%" fo:font-size="12pt" fo:language="ca" fo:country="ES" fo:font-style="italic" style:letter-kerning="true" style:font-size-asian="12pt" style:font-style-asian="italic" style:font-size-complex="12pt" style:font-style-complex="italic">
        <loext:char-complex-color loext:theme-type="accent1" loext:color-type="theme"/>
      </style:text-properties>
    </style:style>
    <style:style style:name="Dirección_20_HTML_20_Car" style:display-name="Dirección HTML Car" style:family="text" style:parent-style-name="Default_20_Paragraph_20_Font" loext:linked-style-name="HTML_20_Address">
      <style:text-properties fo:font-size="12pt" fo:language="ca" fo:country="ES" fo:font-style="italic" style:letter-kerning="true" style:font-size-asian="12pt" style:font-style-asian="italic" style:font-size-complex="12pt" style:font-style-complex="italic"/>
    </style:style>
    <style:style style:name="Encabezado_20_de_20_mensaje_20_Car" style:display-name="Encabezado de mensaje Car" style:family="text" style:parent-style-name="Default_20_Paragraph_20_Font" loext:linked-style-name="Message_20_Header">
      <style:text-properties style:font-name="Calibri Light" fo:font-family="'Calibri Light'" style:font-family-generic="roman" style:font-pitch="variable" fo:font-size="12pt" fo:language="ca" fo:country="ES" style:letter-kerning="true" fo:background-color="#cccccc"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Encabezado_20_de_20_nota_20_Car" style:display-name="Encabezado de nota Car" style:family="text" style:parent-style-name="Default_20_Paragraph_20_Font" loext:linked-style-name="Note_20_Heading">
      <style:text-properties fo:font-size="12pt" fo:language="ca" fo:country="ES" style:letter-kerning="true" style:font-size-asian="12pt" style:font-size-complex="12pt"/>
    </style:style>
    <style:style style:name="Fecha_20_Car" style:display-name="Fecha Car" style:family="text" style:parent-style-name="Default_20_Paragraph_20_Font" loext:linked-style-name="Date">
      <style:text-properties fo:font-size="12pt" fo:language="ca" fo:country="ES" style:letter-kerning="true" style:font-size-asian="12pt" style:font-size-complex="12pt"/>
    </style:style>
    <style:style style:name="Firma_20_Car" style:display-name="Firma Car" style:family="text" style:parent-style-name="Default_20_Paragraph_20_Font" loext:linked-style-name="Signature">
      <style:text-properties fo:font-size="12pt" fo:language="ca" fo:country="ES" style:letter-kerning="true" style:font-size-asian="12pt" style:font-size-complex="12pt"/>
    </style:style>
    <style:style style:name="Firma_20_de_20_correo_20_electrónico_20_Car" style:display-name="Firma de correo electrónico Car" style:family="text" style:parent-style-name="Default_20_Paragraph_20_Font" loext:linked-style-name="E-mail_20_Signature">
      <style:text-properties fo:font-size="12pt" fo:language="ca" fo:country="ES" style:letter-kerning="true" style:font-size-asian="12pt" style:font-size-complex="12pt"/>
    </style:style>
    <style:style style:name="HTML_20_con_20_formato_20_previo_20_Car" style:display-name="HTML con formato previo Car" style:family="text" style:parent-style-name="Default_20_Paragraph_20_Font" loext:linked-style-name="HTML_20_Preformatted">
      <style:text-properties style:font-name="Consolas" fo:font-family="Consolas" style:font-family-generic="roman" style:font-pitch="variable" fo:font-size="10pt" fo:language="ca" fo:country="ES" style:letter-kerning="true" style:font-size-asian="10pt" style:font-size-complex="10pt"/>
    </style:style>
    <style:style style:name="Mapa_20_del_20_documento_20_Car" style:display-name="Mapa del documento Car" style:family="text" style:parent-style-name="Default_20_Paragraph_20_Font" loext:linked-style-name="Document_20_Map">
      <style:text-properties style:font-name="Segoe UI" fo:font-family="'Segoe UI'" style:font-family-generic="roman" style:font-pitch="variable" fo:font-size="8pt" fo:language="ca" fo:country="ES" style:letter-kerning="true" style:font-size-asian="8pt" style:font-name-complex="Segoe UI1" style:font-family-complex="'Segoe UI'" style:font-family-generic-complex="system" style:font-pitch-complex="variable" style:font-size-complex="8pt"/>
    </style:style>
    <style:style style:name="Saludo_20_Car" style:display-name="Saludo Car" style:family="text" style:parent-style-name="Default_20_Paragraph_20_Font">
      <style:text-properties fo:font-size="12pt" fo:language="ca" fo:country="ES" style:letter-kerning="true" style:font-size-asian="12pt" style:font-size-complex="12pt"/>
    </style:style>
    <style:style style:name="Sangría_20_2_20_de_20_t._20_independiente_20_Car" style:display-name="Sangría 2 de t. independiente Car" style:family="text" style:parent-style-name="Default_20_Paragraph_20_Font" loext:linked-style-name="Body_20_Text_20_Indent_20_2">
      <style:text-properties fo:font-size="12pt" fo:language="ca" fo:country="ES" style:letter-kerning="true" style:font-size-asian="12pt" style:font-size-complex="12pt"/>
    </style:style>
    <style:style style:name="Sangría_20_3_20_de_20_t._20_independiente_20_Car" style:display-name="Sangría 3 de t. independiente Car" style:family="text" style:parent-style-name="Default_20_Paragraph_20_Font" loext:linked-style-name="Body_20_Text_20_Indent_20_3">
      <style:text-properties fo:font-size="8pt" fo:language="ca" fo:country="ES" style:letter-kerning="true" style:font-size-asian="8pt" style:font-size-complex="8pt"/>
    </style:style>
    <style:style style:name="Sangría_20_de_20_texto_20_normal_20_Car" style:display-name="Sangría de texto normal Car" style:family="text" style:parent-style-name="Default_20_Paragraph_20_Font">
      <style:text-properties fo:font-size="12pt" fo:language="ca" fo:country="ES" style:letter-kerning="true" style:font-size-asian="12pt" style:font-size-complex="12pt"/>
    </style:style>
    <style:style style:name="Subtítulo_20_Car" style:display-name="Subtítulo Car" style:family="text" style:parent-style-name="Default_20_Paragraph_20_Font" loext:linked-style-name="Subtitle">
      <style:text-properties fo:color="#5a5a5a" loext:opacity="100%" fo:letter-spacing="0.026cm" fo:language="ca" fo:country="ES" style:letter-kerning="true" style:font-name-asian="Calibri1" style:font-family-asian="Calibri" style:font-family-generic-asian="system" style:font-pitch-asian="variable">
        <loext:char-complex-color loext:theme-type="dark1" loext:color-type="theme">
          <loext:transformation loext:type="tint" loext:value="3529"/>
        </loext:char-complex-color>
      </style:text-properties>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fo:language="ca" fo:country="ES" style:letter-kerning="true" style:font-size-asian="9pt" style:font-name-complex="Segoe UI1" style:font-family-complex="'Segoe UI'" style:font-family-generic-complex="system" style:font-pitch-complex="variable" style:font-size-complex="9pt"/>
    </style:style>
    <style:style style:name="Texto_20_independiente_20_Car" style:display-name="Texto independiente Car" style:family="text" style:parent-style-name="Default_20_Paragraph_20_Font">
      <style:text-properties fo:font-size="12pt" fo:language="ca" fo:country="ES" style:letter-kerning="true" style:font-size-asian="12pt" style:font-size-complex="12pt"/>
    </style:style>
    <style:style style:name="Texto_20_independiente_20_2_20_Car" style:display-name="Texto independiente 2 Car" style:family="text" style:parent-style-name="Default_20_Paragraph_20_Font" loext:linked-style-name="Body_20_Text_20_2">
      <style:text-properties fo:font-size="12pt" fo:language="ca" fo:country="ES" style:letter-kerning="true" style:font-size-asian="12pt" style:font-size-complex="12pt"/>
    </style:style>
    <style:style style:name="Texto_20_independiente_20_3_20_Car" style:display-name="Texto independiente 3 Car" style:family="text" style:parent-style-name="Default_20_Paragraph_20_Font" loext:linked-style-name="Body_20_Text_20_3">
      <style:text-properties fo:font-size="8pt" fo:language="ca" fo:country="ES" style:letter-kerning="true" style:font-size-asian="8pt" style:font-size-complex="8pt"/>
    </style:style>
    <style:style style:name="Texto_20_independiente_20_primera_20_sangría_20_Car" style:display-name="Texto independiente primera sangría Car" style:family="text" style:parent-style-name="Texto_20_independiente_20_Car">
      <style:text-properties fo:font-size="12pt" fo:language="ca" fo:country="ES" style:letter-kerning="true" style:font-size-asian="12pt" style:font-size-complex="12pt"/>
    </style:style>
    <style:style style:name="Texto_20_independiente_20_primera_20_sangría_20_2_20_Car" style:display-name="Texto independiente primera sangría 2 Car" style:family="text" style:parent-style-name="Sangría_20_de_20_texto_20_normal_20_Car" loext:linked-style-name="Body_20_Text_20_First_20_Indent_20_2">
      <style:text-properties fo:font-size="12pt" fo:language="ca" fo:country="ES" style:letter-kerning="true" style:font-size-asian="12pt" style:font-size-complex="12pt"/>
    </style:style>
    <style:style style:name="Texto_20_macro_20_Car" style:display-name="Texto macro Car" style:family="text" style:parent-style-name="Default_20_Paragraph_20_Font" loext:linked-style-name="macro">
      <style:text-properties style:font-name="Consolas" fo:font-family="Consolas" style:font-family-generic="roman" style:font-pitch="variable" fo:font-size="10pt" fo:language="ca" fo:country="ES" style:letter-kerning="true" style:font-size-asian="10pt" style:font-size-complex="10pt"/>
    </style:style>
    <style:style style:name="Texto_20_nota_20_al_20_final_20_Car" style:display-name="Texto nota al final Car" style:family="text" style:parent-style-name="Default_20_Paragraph_20_Font" loext:linked-style-name="Endnote">
      <style:text-properties fo:font-size="10pt" fo:language="ca" fo:country="ES" style:letter-kerning="true" style:font-size-asian="10pt" style:font-size-complex="10pt"/>
    </style:style>
    <style:style style:name="Texto_20_nota_20_pie_20_Car" style:display-name="Texto nota pie Car" style:family="text" style:parent-style-name="Default_20_Paragraph_20_Font" loext:linked-style-name="Footnote">
      <style:text-properties fo:font-size="10pt" fo:language="ca" fo:country="ES" style:letter-kerning="true" style:font-size-asian="10pt" style:font-size-complex="10pt"/>
    </style:style>
    <style:style style:name="Texto_20_sin_20_formato_20_Car" style:display-name="Texto sin formato Car" style:family="text" style:parent-style-name="Default_20_Paragraph_20_Font" loext:linked-style-name="Plain_20_Text">
      <style:text-properties style:font-name="Consolas" fo:font-family="Consolas" style:font-family-generic="roman" style:font-pitch="variable" fo:font-size="10.5pt" fo:language="ca" fo:country="ES" style:letter-kerning="true" style:font-size-asian="10.5pt" style:font-size-complex="10.5pt"/>
    </style:style>
    <style:style style:name="Título_20_Car" style:display-name="Título Car" style:family="text" style:parent-style-name="Default_20_Paragraph_20_Font" loext:linked-style-name="Title">
      <style:text-properties style:font-name="Calibri Light" fo:font-family="'Calibri Light'" style:font-family-generic="roman" style:font-pitch="variable" fo:font-size="28pt" fo:letter-spacing="-0.018cm" fo:language="ca" fo:country="ES"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ítulo_20_1_20_Car" style:display-name="Título 1 Car" style:family="text" style:parent-style-name="Default_20_Paragraph_20_Font" loext:linked-style-name="Heading_20_1">
      <style:text-properties fo:color="#2e74b5" loext:opacity="100%" style:font-name="Calibri Light" fo:font-family="'Calibri Light'" style:font-family-generic="roman" style:font-pitch="variable" fo:font-size="16pt" fo:language="ca" fo:country="ES"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loext:linked-style-name="Heading_20_2">
      <style:text-properties fo:color="#2e74b5" loext:opacity="100%" style:font-name="Calibri Light" fo:font-family="'Calibri Light'" style:font-family-generic="roman" style:font-pitch="variable" fo:font-size="13pt" fo:language="ca" fo:country="ES" style:letter-kerning="true"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loext:linked-style-name="Heading_20_3">
      <style:text-properties fo:color="#1f4d78" loext:opacity="100%" style:font-name="Calibri Light" fo:font-family="'Calibri Light'" style:font-family-generic="roman" style:font-pitch="variable" fo:font-size="12pt" fo:language="ca" fo:country="ES"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4_20_Car" style:display-name="Título 4 Car" style:family="text" style:parent-style-name="Default_20_Paragraph_20_Font" loext:linked-style-name="Heading_20_4">
      <style:text-properties fo:color="#2e74b5" loext:opacity="100%" style:font-name="Calibri Light" fo:font-family="'Calibri Light'" style:font-family-generic="roman" style:font-pitch="variable" fo:font-size="12pt" fo:language="ca" fo:country="ES" fo:font-style="italic" style:letter-kerning="true"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loext:linked-style-name="Heading_20_5">
      <style:text-properties fo:color="#2e74b5" loext:opacity="100%" style:font-name="Calibri Light" fo:font-family="'Calibri Light'" style:font-family-generic="roman" style:font-pitch="variable" fo:font-size="12pt" fo:language="ca" fo:country="ES"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loext:linked-style-name="Heading_20_6">
      <style:text-properties fo:color="#1f4d78" loext:opacity="100%" style:font-name="Calibri Light" fo:font-family="'Calibri Light'" style:font-family-generic="roman" style:font-pitch="variable" fo:font-size="12pt" fo:language="ca" fo:country="ES"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7_20_Car" style:display-name="Título 7 Car" style:family="text" style:parent-style-name="Default_20_Paragraph_20_Font" loext:linked-style-name="Heading_20_7">
      <style:text-properties fo:color="#1f4d78" loext:opacity="100%" style:font-name="Calibri Light" fo:font-family="'Calibri Light'" style:font-family-generic="roman" style:font-pitch="variable" fo:font-size="12pt" fo:language="ca" fo:country="ES" fo:font-style="italic" style:letter-kerning="true"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Título_20_8_20_Car" style:display-name="Título 8 Car" style:family="text" style:parent-style-name="Default_20_Paragraph_20_Font" loext:linked-style-name="Heading_20_8">
      <style:text-properties fo:color="#272727" loext:opacity="100%" style:font-name="Calibri Light" fo:font-family="'Calibri Light'" style:font-family-generic="roman" style:font-pitch="variable" fo:font-size="10.5pt" fo:language="ca" fo:country="ES" style:letter-kerning="true"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loext:linked-style-name="Heading_20_9">
      <style:text-properties fo:color="#272727" loext:opacity="100%" style:font-name="Calibri Light" fo:font-family="'Calibri Light'" style:font-family-generic="roman" style:font-pitch="variable" fo:font-size="10.5pt" fo:language="ca" fo:country="ES" fo:font-style="italic" style:letter-kerning="true"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wacimagecontainer" style:family="text" style:parent-style-name="Default_20_Paragraph_20_Font"/>
    <style:style style:name="normaltextrun" style:family="text" style:parent-style-name="Default_20_Paragraph_20_Font"/>
    <style:style style:name="eop"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49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1" text:anchor-type="as-char" svg:width="8.742cm" svg:height="1.651cm" draw:z-index="2"><draw:image xlink:href="Pictures/100000000000019D0000004EEF07C4E8.png" xlink:type="simple" xlink:show="embed" xlink:actuate="onLoad" draw:mime-type="image/png"/><svg:desc>Texto

Descripción generada automáticamente con confianza media</svg:desc></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09:04:00</meta:creation-date>
    <meta:initial-creator>Futurs Investigadors</meta:initial-creator>
    <dc:language>en-US</dc:language>
    <meta:print-date>2024-06-27T16:47:00</meta:print-date>
    <dc:date>2025-06-24T15:42:46.591855682</dc:date>
    <meta:editing-cycles>24</meta:editing-cycles>
    <meta:editing-duration>PT2H29M34S</meta:editing-duration>
    <meta:generator>LibreOffice/24.2.7.2$Linux_X86_64 LibreOffice_project/420$Build-2</meta:generator>
    <meta:document-statistic meta:table-count="0" meta:image-count="1" meta:object-count="0" meta:page-count="3" meta:paragraph-count="54" meta:word-count="418" meta:character-count="3366" meta:non-whitespace-character-count="2758"/>
    <meta:user-defined meta:name="AppVersion">15.0000</meta:user-defined>
    <meta:user-defined meta:name="ComplianceAssetId"/>
    <meta:user-defined meta:name="ContentTypeId">0x010100A988FFC38A6FA44AA4832D638B89E6C5</meta:user-defined>
    <meta:user-defined meta:name="MediaServiceImageTags"/>
    <meta:user-defined meta:name="Order" meta:value-type="float">4259300</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